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6e1" officeooo:paragraph-rsid="0001e6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4:59:48.884707461</meta:creation-date>
    <dc:date>2016-10-07T15:00:43.073595060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1"/>
    <meta:generator>LibreOffice/5.2.2.2.0$Linux_X86_64 LibreOffice_project/20m0$Build-2</meta:generator>
  </office:meta>
</office:document-meta>
</file>